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6pt" fo:language="ru" fo:country="RU" style:font-size-asian="7.19999980926514pt" style:font-size-complex="7.19999980926514pt"/>
    </style:style>
    <style:style style:name="P4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5" style:family="paragraph" style:parent-style-name="Standard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language="ru" fo:country="RU" fo:font-style="normal" style:font-size-asian="11pt" style:font-style-asian="normal" style:font-size-complex="11pt" style:font-style-complex="normal"/>
    </style:style>
    <style:style style:name="P7" style:family="paragraph" style:parent-style-name="Standard" style:list-style-name="L2">
      <style:text-properties style:font-name="Liberation Serif" fo:font-size="11pt" fo:language="ru" fo:country="RU" fo:font-style="normal" style:font-size-asian="11pt" style:font-style-asian="normal" style:font-size-complex="11pt" style:font-style-complex="normal"/>
    </style:style>
    <style:style style:name="P8" style:family="paragraph" style:parent-style-name="Standard" style:list-style-name="L5">
      <style:text-properties style:font-name="Liberation Serif" fo:font-size="11pt" fo:language="ru" fo:country="RU" fo:font-style="normal" style:font-size-asian="11pt" style:font-style-asian="normal" style:font-size-complex="11pt" style:font-style-complex="normal"/>
    </style:style>
    <style:style style:name="P9" style:family="paragraph" style:parent-style-name="Standard" style:list-style-name="L2">
      <style:text-properties style:font-name="Liberation Serif" fo:font-size="11pt" style:font-size-asian="11pt" style:font-size-complex="11pt"/>
    </style:style>
    <style:style style:name="P10" style:family="paragraph" style:parent-style-name="Standard"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 style:list-style-name="L3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text-properties style:font-name="Liberation Serif" fo:font-size="11pt" fo:language="en" fo:country="US" fo:font-style="normal" style:font-size-asian="11pt" style:font-style-asian="normal" style:font-size-complex="11pt" style:font-style-complex="normal"/>
    </style:style>
    <style:style style:name="P14" style:family="paragraph" style:parent-style-name="Standard" style:list-style-name="L1">
      <style:text-properties style:font-name="Liberation Serif"/>
    </style:style>
    <style:style style:name="P15" style:family="paragraph" style:parent-style-name="Standard" style:list-style-name="L2">
      <style:text-properties style:font-name="Liberation Serif"/>
    </style:style>
    <style:style style:name="P16" style:family="paragraph" style:parent-style-name="Standard" style:list-style-name="L3">
      <style:text-properties style:font-name="Liberation Serif"/>
    </style:style>
    <style:style style:name="P17" style:family="paragraph" style:parent-style-name="Standard"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 style:list-style-name="L4">
      <style:text-properties style:font-name="Liberation Serif" fo:language="ru" fo:country="RU"/>
    </style:style>
    <style:style style:name="P19" style:family="paragraph" style:parent-style-name="Standard" style:list-style-name="L5">
      <style:text-properties style:font-name="Liberation Serif" fo:language="ru" fo:country="RU"/>
    </style:style>
    <style:style style:name="P20" style:family="paragraph" style:parent-style-name="Standard" style:list-style-name="L6">
      <style:text-properties style:font-name="Liberation Serif" fo:language="ru" fo:country="RU"/>
    </style:style>
    <style:style style:name="P21" style:family="paragraph" style:parent-style-name="Standard" style:list-style-name="L4">
      <style:text-properties style:font-name="Liberation Serif"/>
    </style:style>
    <style:style style:name="P22" style:family="paragraph" style:parent-style-name="Standard" style:list-style-name="L5">
      <style:text-properties style:font-name="Liberation Serif"/>
    </style:style>
    <style:style style:name="P23" style:family="paragraph" style:parent-style-name="Standard" style:list-style-name="L6">
      <style:text-properties style:font-name="Liberation Serif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fo:font-style="italic" style:font-style-asian="italic" style:font-style-complex="italic"/>
    </style:style>
    <style:style style:name="T4" style:family="text">
      <style:text-properties style:font-name="Courier New" fo:language="ru" fo:country="RU"/>
    </style:style>
    <style:style style:name="T5" style:family="text">
      <style:text-properties style:font-name="Courier New" fo:language="ru" fo:country="RU" fo:font-style="normal" style:font-style-asian="normal" style:font-style-complex="normal"/>
    </style:style>
    <style:style style:name="T6" style:family="text">
      <style:text-properties style:font-name="Courier New" fo:font-style="italic" style:font-style-asian="italic" style:font-style-complex="italic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text-position="super 58%" style:font-name="Courier New" fo:language="en" fo:country="US"/>
    </style:style>
    <style:style style:name="T13" style:family="text">
      <style:text-properties style:text-position="super 58%" style:font-name="Courier New" fo:language="ru" fo:country="RU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ru" fo:country="RU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Serif"/>
    </style:style>
    <style:style style:name="T21" style:family="text"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3" fo:font-size="8pt" fo:font-style="normal" fo:text-shadow="none" style:text-underline-style="none" fo:font-weight="normal" style:letter-kerning="true" style:font-name-asian="Arial3" style:font-size-asian="8pt" style:font-style-asian="normal" style:font-weight-asian="normal" style:font-name-complex="Arial3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8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8cm" fo:min-width="0.19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5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27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2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26cm" fo:min-width="0.08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26cm" fo:min-width="0.2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26cm" fo:min-width="0.3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8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5cm" fo:min-width="0.28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75cm" fo:min-width="0.78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5</text:p>
      <text:p text:style-name="P2">Ковалентная связь. Классификация, параметры. Запись образования ковалентной связи на примере.</text:p>
      <text:p text:style-name="P3"/>
      <text:p text:style-name="P4"><text:span text:style-name="T10">Химическая связь</text:span><text:span text:style-name="T11"> — сила, удерживающая вместе атомы, молекулы, ионы и любую комбинацию.</text:span></text:p>
      <text:p text:style-name="P4"><text:span text:style-name="T10">Ковалентная связь</text:span> образуется зачет электростатического притяжения к общим электронным парам.</text:p>
      <text:p text:style-name="P4">КС образуется между атомами неМе или между атомами Ме и неМе, если они неактивны.</text:p>
      <text:p text:style-name="P4"><draw:frame draw:style-name="fr1" draw:name="Объект16" text:anchor-type="as-char" svg:width="4.628cm" svg:height="1.055cm" draw:z-index="3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>Классификация КС</text:p>
      <text:list xml:id="list1386809561" text:style-name="L1">
        <text:list-item>
          <text:p text:style-name="P14">КПС и КНС</text:p>
        </text:list-item>
      </text:list>
      <text:list xml:id="list4161577769" text:style-name="L2">
        <text:list-item>
          <text:list>
            <text:list-item>
              <text:p text:style-name="P15">Ковалентная полярная связь</text:p>
              <text:p text:style-name="P9">Общая электронная пара смещена в сторону более электроотрицательного атома.</text:p>
            </text:list-item>
            <text:list-item>
              <text:p text:style-name="P15">Ковалентная неполярная связь</text:p>
              <text:p text:style-name="P9">Общая электронная пара равно принадлежит обоим атомам.</text:p>
            </text:list-item>
          </text:list>
        </text:list-item>
        <text:list-item>
          <text:p text:style-name="P15"><draw:frame draw:style-name="fr1" draw:name="Объект1" text:anchor-type="as-char" svg:width="1.566cm" svg:height="0.506cm" draw:z-index="34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15"><draw:frame draw:style-name="fr1" draw:name="Объект2" text:anchor-type="as-char" svg:width="0.476cm" svg:height="0.50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- связь</text:p>
              <text:p text:style-name="P9"><text:span text:style-name="T8">Образуется лобовым перекрыванием </text:span><text:span text:style-name="T18">s </text:span><text:span text:style-name="T8">электронных облаков вдоль линии соединения центров ядер атомов.</text:span></text:p>
            </text:list-item>
            <text:list-item>
              <text:p text:style-name="P15"><draw:frame draw:style-name="fr1" draw:name="Объект3" text:anchor-type="as-char" svg:width="0.459cm" svg:height="0.506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- связь</text:p>
              <text:p text:style-name="P9"><text:span text:style-name="T8">Образуется боковым перекрыванием </text:span><text:span text:style-name="T18">p </text:span><text:span text:style-name="T9">электронных облаков.</text:span></text:p>
              <text:p text:style-name="P7">Она удалена от линии соединения центров ядер атомов и в пространстве разделена на 2 зоны.</text:p>
            </text:list-item>
          </text:list>
          <text:p text:style-name="P9"><text:span text:style-name="T9">Если между атомами связей несколько, то только одна из них</text:span><text:span text:style-name="T9"><draw:frame draw:style-name="fr1" draw:name="Объект4" text:anchor-type="as-char" svg:width="0.476cm" svg:height="0.506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и все остальные</text:span><text:span text:style-name="T9"><draw:frame draw:style-name="fr1" draw:name="Объект5" text:anchor-type="as-char" svg:width="0.459cm" svg:height="0.506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.</text:span></text:p>
        </text:list-item>
        <text:list-item>
          <text:p text:style-name="P15">По количеству</text:p>
          <text:list>
            <text:list-item>
              <text:p text:style-name="P15">Одинарные<draw:frame draw:style-name="fr1" draw:name="Объект6" text:anchor-type="as-char" svg:width="1.323cm" svg:height="0.467cm" draw:z-index="25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15">Двойные <text:s/><draw:frame draw:style-name="fr1" draw:name="Объект7" text:anchor-type="as-char" svg:width="1.323cm" svg:height="0.467cm" draw:z-index="27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15">Тройные <text:s/><draw:frame draw:style-name="fr1" draw:name="Объект8" text:anchor-type="as-char" svg:width="1.323cm" svg:height="0.467cm" draw:z-index="28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  <text:list-item>
          <text:p text:style-name="P15">По механизму образования</text:p>
          <text:list>
            <text:list-item>
              <text:p text:style-name="P15">Обменные</text:p>
            </text:list-item>
            <text:list-item>
              <text:p text:style-name="P15">Донорно-акцепторные</text:p>
              <text:p text:style-name="P9">Донор — атом, который отдает (в образовании ковалентной связи) пару электронов.</text:p>
              <text:p text:style-name="P9">Акцептор — атом, который участвует в образовании ковалентной связи пустой орбитали.</text:p>
              <text:p text:style-name="P9">Каждому электрону выгодно иметь <text:span text:style-name="T19">мах </text:span><text:span text:style-name="T16">количество связей</text:span></text:p>
            </text:list-item>
          </text:list>
        </text:list-item>
      </text:list>
      <text:p text:style-name="P10">Параметры КС</text:p>
      <text:list xml:id="list1018118224" text:style-name="L3">
        <text:list-item>
          <text:p text:style-name="P16">Длина связи — межъядерное расстояние</text:p>
          <text:p text:style-name="P12">Чем связь короче, тем прочнее.</text:p>
          <text:p text:style-name="P12"><draw:frame draw:style-name="fr1" draw:name="Объект10" text:anchor-type="as-char" svg:width="1.348cm" svg:height="0.467cm" draw:z-index="9"><draw:object xlink:href="./Object 10" xlink:type="simple" xlink:show="embed" xlink:actuate="onLoad"/><draw:image xlink:href="./ObjectReplacements/Object 10" xlink:type="simple" xlink:show="embed" xlink:actuate="onLoad"/></draw:frame>- короткая</text:p>
          <text:p text:style-name="P12"><draw:frame draw:style-name="fr1" draw:name="Объект11" text:anchor-type="as-char" svg:width="1.125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- длинная</text:p>
        </text:list-item>
        <text:list-item>
          <text:p text:style-name="P16">Энергия связи</text:p>
          <text:p text:style-name="P12">Короткую(прочную) связь разорвать тяжелее, длинную легче.</text:p>
          <text:p text:style-name="P12">На разрыв связи тратится энергия.</text:p>
        </text:list-item>
        <text:list-item>
          <text:p text:style-name="P16">Число связей - НАСЫЩЕННОСТЬ</text:p>
          <text:p text:style-name="P12">Определяется валентностью элементов.</text:p>
          <text:p text:style-name="P12"><draw:frame draw:style-name="fr1" draw:name="Объект12" text:anchor-type="as-char" svg:width="2.307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</text:list-item>
        <text:list-item>
          <text:p text:style-name="P16">Направленность связи — определяется видом гибридизации атома.</text:p>
        </text:list-item>
      </text:list>
      <text:p text:style-name="P17">Диполь — молекула, края которой заряжены противоположно.</text:p>
      <text:p text:style-name="P17">Ковалентная полярная связь — когда общая электронная пара смещена в сторону более электроотрицательного атома.</text:p>
      <text:p text:style-name="P17">Ковалентная неполярная связь - когда общая электронная пара равно принадлежит обоим атомам. </text:p>
      <text:p text:style-name="P17">СТОК — условный заряд элемента, который он приобретает принимая или теряя электроны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><text:soft-page-break/>З<text:span text:style-name="T20">апись образования ковалентной связи</text:span></text:p>
      <text:p text:style-name="P11"><draw:frame draw:style-name="fr1" draw:name="Объект9" text:anchor-type="as-char" svg:width="1.011cm" svg:height="0.529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g text:anchor-type="paragraph" draw:z-index="4" draw:style-name="gr1"><draw:frame draw:style-name="gr2" draw:text-style-name="P25" svg:width="1.59cm" svg:height="1.001cm" svg:x="0.3cm" svg:y="0cm"><draw:text-box><text:p text:style-name="P24"><text:span text:style-name="T21">+7</text:span><text:span text:style-name="T22">N...</text:span></text:p></draw:text-box></draw:frame><draw:custom-shape draw:style-name="gr3" draw:text-style-name="P26" svg:width="0.5cm" svg:height="0.502cm" svg:x="1.614cm" svg:y="0.102cm"><text:p/><draw:enhanced-geometry svg:viewBox="0 0 21600 21600" draw:type="rectangle" draw:enhanced-path="M 0 0 L 21600 0 21600 21600 0 21600 0 0 Z N"/></draw:custom-shape><draw:custom-shape draw:style-name="gr3" draw:text-style-name="P26" svg:width="0.5cm" svg:height="0.502cm" svg:x="2.314cm" svg:y="0.102cm"><text:p/><draw:enhanced-geometry svg:viewBox="0 0 21600 21600" draw:type="rectangle" draw:enhanced-path="M 0 0 L 21600 0 21600 21600 0 21600 0 0 Z N"/></draw:custom-shape><draw:custom-shape draw:style-name="gr3" draw:text-style-name="P26" svg:width="0.502cm" svg:height="0.502cm" svg:x="2.814cm" svg:y="0.102cm"><text:p/><draw:enhanced-geometry svg:viewBox="0 0 21600 21600" draw:type="rectangle" draw:enhanced-path="M 0 0 L 21600 0 21600 21600 0 21600 0 0 Z N"/></draw:custom-shape><draw:custom-shape draw:style-name="gr3" draw:text-style-name="P26" svg:width="0.5cm" svg:height="0.502cm" svg:x="3.315cm" svg:y="0.102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401cm" svg:y="0cm"><draw:text-box><text:p text:style-name="P24"><text:span text:style-name="T23">↑</text:span></text:p></draw:text-box></draw:frame><draw:frame draw:style-name="gr4" draw:text-style-name="P27" svg:width="0.699cm" svg:height="0.699cm" svg:x="2.202cm" svg:y="0.002cm"><draw:text-box><text:p text:style-name="P24"><text:span text:style-name="T23">↑</text:span></text:p></draw:text-box></draw:frame><draw:frame draw:style-name="gr4" draw:text-style-name="P27" svg:width="0.699cm" svg:height="0.699cm" svg:x="2.703cm" svg:y="0.002cm"><draw:text-box><text:p text:style-name="P24"><text:span text:style-name="T23">↑</text:span></text:p></draw:text-box></draw:frame><draw:frame draw:style-name="gr4" draw:text-style-name="P27" svg:width="0.699cm" svg:height="0.699cm" svg:x="3.203cm" svg:y="0.004cm"><draw:text-box><text:p text:style-name="P24"><text:span text:style-name="T23">↑</text:span></text:p></draw:text-box></draw:frame><draw:frame draw:style-name="gr4" draw:text-style-name="P27" svg:width="0.699cm" svg:height="0.699cm" svg:x="1.604cm" svg:y="0.004cm"><draw:text-box><text:p text:style-name="P24"><text:span text:style-name="T23">↓</text:span></text:p></draw:text-box></draw:frame><draw:frame draw:style-name="gr5" draw:text-style-name="P25" svg:width="1.188cm" svg:height="1.001cm" svg:x="0.3cm" svg:y="1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cm" svg:height="0.502cm" svg:x="1.614cm" svg:y="1.102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505cm" svg:y="1.004cm"><draw:text-box><text:p text:style-name="P24"><text:span text:style-name="T23">↓</text:span></text:p></draw:text-box></draw:frame><draw:frame draw:style-name="gr5" draw:text-style-name="P25" svg:width="1.188cm" svg:height="1.001cm" svg:x="0.302cm" svg:y="1.7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02cm" svg:height="0.502cm" svg:x="1.614cm" svg:y="1.803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505cm" svg:y="1.704cm"><draw:text-box><text:p text:style-name="P24"><text:span text:style-name="T23">↓</text:span></text:p></draw:text-box></draw:frame><draw:frame draw:style-name="gr5" draw:text-style-name="P25" svg:width="1.188cm" svg:height="1.001cm" svg:x="0.304cm" svg:y="2.401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02cm" svg:height="0.5cm" svg:x="1.614cm" svg:y="2.503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505cm" svg:y="2.404cm"><draw:text-box><text:p text:style-name="P24"><text:span text:style-name="T23">↓</text:span></text:p></draw:text-box></draw:frame><draw:frame draw:style-name="gr6" draw:text-style-name="P25" svg:width="0.823cm" svg:height="1.001cm" svg:x="0.501cm" svg:y="4.3cm"><draw:text-box><text:p text:style-name="P24"><text:span text:style-name="T22">N</text:span></text:p></draw:text-box></draw:frame><draw:frame draw:style-name="gr7" draw:text-style-name="P25" svg:width="0.825cm" svg:height="1.001cm" svg:x="0.002cm" svg:y="5.3cm"><draw:text-box><text:p text:style-name="P24"><text:span text:style-name="T22">H</text:span></text:p></draw:text-box></draw:frame><draw:frame draw:style-name="gr7" draw:text-style-name="P25" svg:width="0.825cm" svg:height="1.001cm" svg:x="1.002cm" svg:y="5.3cm"><draw:text-box><text:p text:style-name="P24"><text:span text:style-name="T22">H</text:span></text:p></draw:text-box></draw:frame><draw:frame draw:style-name="gr7" draw:text-style-name="P25" svg:width="0.825cm" svg:height="1.001cm" svg:x="1.602cm" svg:y="4.6cm"><draw:text-box><text:p text:style-name="P24"><text:span text:style-name="T22">H</text:span></text:p></draw:text-box></draw:frame><draw:frame draw:style-name="gr8" draw:text-style-name="P28" svg:width="0.585cm" svg:height="0.578cm" svg:x="0.799cm" svg:y="4.3cm"><draw:text-box><text:p text:style-name="P24"><text:span text:style-name="T24">I</text:span></text:p></draw:text-box></draw:frame><draw:frame draw:style-name="gr8" draw:text-style-name="P28" svg:width="0.585cm" svg:height="0.578cm" svg:x="0.9cm" svg:y="4.3cm"><draw:text-box><text:p text:style-name="P24"><text:span text:style-name="T24">I</text:span></text:p></draw:text-box></draw:frame><draw:frame draw:style-name="gr8" draw:text-style-name="P28" svg:width="0.585cm" svg:height="0.578cm" svg:x="1cm" svg:y="4.302cm"><draw:text-box><text:p text:style-name="P24"><text:span text:style-name="T24">I</text:span></text:p></draw:text-box></draw:frame><draw:frame draw:style-name="gr8" draw:text-style-name="P28" svg:width="0.585cm" svg:height="0.578cm" svg:x="0.3cm" svg:y="5.302cm"><draw:text-box><text:p text:style-name="P24"><text:span text:style-name="T24">I</text:span></text:p></draw:text-box></draw:frame><draw:frame draw:style-name="gr8" draw:text-style-name="P28" svg:width="0.585cm" svg:height="0.578cm" svg:x="1.3cm" svg:y="5.302cm"><draw:text-box><text:p text:style-name="P24"><text:span text:style-name="T24">I</text:span></text:p></draw:text-box></draw:frame><draw:frame draw:style-name="gr8" draw:text-style-name="P28" svg:width="0.585cm" svg:height="0.578cm" svg:x="1.9cm" svg:y="4.604cm"><draw:text-box><text:p text:style-name="P24"><text:span text:style-name="T24">I</text:span></text:p></draw:text-box></draw:frame><draw:frame draw:style-name="gr6" draw:text-style-name="P25" svg:width="0.823cm" svg:height="1.001cm" svg:x="3.701cm" svg:y="4.3cm"><draw:text-box><text:p text:style-name="P24"><text:span text:style-name="T22">N</text:span></text:p></draw:text-box></draw:frame><draw:frame draw:style-name="gr7" draw:text-style-name="P25" svg:width="0.825cm" svg:height="1.001cm" svg:x="3.202cm" svg:y="5.3cm"><draw:text-box><text:p text:style-name="P24"><text:span text:style-name="T22">H</text:span></text:p></draw:text-box></draw:frame><draw:frame draw:style-name="gr7" draw:text-style-name="P25" svg:width="0.825cm" svg:height="1.001cm" svg:x="4.202cm" svg:y="5.3cm"><draw:text-box><text:p text:style-name="P24"><text:span text:style-name="T22">H</text:span></text:p></draw:text-box></draw:frame><draw:frame draw:style-name="gr7" draw:text-style-name="P25" svg:width="0.825cm" svg:height="1.001cm" svg:x="4.802cm" svg:y="4.6cm"><draw:text-box><text:p text:style-name="P24"><text:span text:style-name="T22">H</text:span></text:p></draw:text-box></draw:frame><draw:frame draw:style-name="gr9" draw:text-style-name="P28" svg:width="0.756cm" svg:height="0.578cm" svg:x="4.001cm" svg:y="4.3cm"><draw:text-box><text:p text:style-name="P24"><text:span text:style-name="T25">δ-</text:span></text:p></draw:text-box></draw:frame><draw:frame draw:style-name="gr10" draw:text-style-name="P28" svg:width="0.828cm" svg:height="0.578cm" svg:x="3.5cm" svg:y="5.3cm"><draw:text-box><text:p text:style-name="P24"><text:span text:style-name="T25">δ+</text:span></text:p></draw:text-box></draw:frame><draw:frame draw:style-name="gr10" draw:text-style-name="P28" svg:width="0.828cm" svg:height="0.578cm" svg:x="4.5cm" svg:y="5.302cm"><draw:text-box><text:p text:style-name="P24"><text:span text:style-name="T25">δ+</text:span></text:p></draw:text-box></draw:frame><draw:frame draw:style-name="gr10" draw:text-style-name="P28" svg:width="0.828cm" svg:height="0.578cm" svg:x="5.1cm" svg:y="4.604cm"><draw:text-box><text:p text:style-name="P24"><text:span text:style-name="T25">δ+</text:span></text:p></draw:text-box></draw:frame><draw:frame draw:style-name="gr6" draw:text-style-name="P25" svg:width="0.823cm" svg:height="1.001cm" svg:x="8.299cm" svg:y="4.399cm"><draw:text-box><text:p text:style-name="P24"><text:span text:style-name="T22">N</text:span></text:p></draw:text-box></draw:frame><draw:frame draw:style-name="gr7" draw:text-style-name="P25" svg:width="0.825cm" svg:height="1.001cm" svg:x="8.8cm" svg:y="5.399cm"><draw:text-box><text:p text:style-name="P24"><text:span text:style-name="T22">H</text:span></text:p></draw:text-box></draw:frame><draw:frame draw:style-name="gr7" draw:text-style-name="P25" svg:width="0.825cm" svg:height="1.001cm" svg:x="9.4cm" svg:y="4.701cm"><draw:text-box><text:p text:style-name="P24"><text:span text:style-name="T22">H</text:span></text:p></draw:text-box></draw:frame><draw:frame draw:style-name="gr7" draw:text-style-name="P25" svg:width="0.825cm" svg:height="1.001cm" svg:x="7.8cm" svg:y="5.399cm"><draw:text-box><text:p text:style-name="P24"><text:span text:style-name="T22">H</text:span></text:p></draw:text-box></draw:frame><draw:custom-shape draw:style-name="gr11" draw:text-style-name="P29" svg:width="0.101cm" svg:height="0.101cm" svg:x="8.398cm" svg:y="5.0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298cm" svg:y="5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cm" svg:height="0.101cm" svg:x="8.799cm" svg:y="5.0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998cm" svg:y="5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01cm" svg:x="8.998cm" svg:y="4.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01cm" svg:x="9.298cm" svg:y="4.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597cm" svg:y="4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597cm" svg:y="4.0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25" svg:width="0.823cm" svg:height="1.001cm" svg:x="11.899cm" svg:y="4.099cm"><draw:text-box><text:p text:style-name="P24"><text:span text:style-name="T22">N</text:span></text:p></draw:text-box></draw:frame><draw:frame draw:style-name="gr7" draw:text-style-name="P25" svg:width="0.825cm" svg:height="1.001cm" svg:x="11.199cm" svg:y="5.3cm"><draw:text-box><text:p text:style-name="P24"><text:span text:style-name="T22">H</text:span></text:p></draw:text-box></draw:frame><draw:frame draw:style-name="gr7" draw:text-style-name="P25" svg:width="0.825cm" svg:height="1.001cm" svg:x="12.6cm" svg:y="5.3cm"><draw:text-box><text:p text:style-name="P24"><text:span text:style-name="T22">H</text:span></text:p></draw:text-box></draw:frame><draw:frame draw:style-name="gr7" draw:text-style-name="P25" svg:width="0.825cm" svg:height="1.001cm" svg:x="13.3cm" svg:y="4.399cm"><draw:text-box><text:p text:style-name="P24"><text:span text:style-name="T22">H</text:span></text:p></draw:text-box></draw:frame></draw:g></text:p>
      <text:list xml:id="list3085250" text:style-name="L4">
        <text:list-item>
          <text:p text:style-name="P18">КПС</text:p>
        </text:list-item>
        <text:list-item>
          <text:p text:style-name="P18">Диполь</text:p>
        </text:list-item>
        <text:list-item>
          <text:p text:style-name="P21"><text:span text:style-name="T8">3 σ связи , </text:span><text:span text:style-name="T17">N - sp</text:span><text:span text:style-name="T14">3</text:span></text:p>
        </text:list-item>
        <text:list-item>
          <text:p text:style-name="P18">Тройная</text:p>
        </text:list-item>
        <text:list-item>
          <text:p text:style-name="P18">Обменный механизм</text:p>
        </text:list-item>
        <text:list-item>
          <text:p text:style-name="P18">Тэтраэдр</text:p>
        </text:list-item>
      </text:list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Объект13" text:anchor-type="as-char" svg:width="1.08cm" svg:height="0.531cm" draw:z-index="14"><draw:object xlink:href="./Object 13" xlink:type="simple" xlink:show="embed" xlink:actuate="onLoad"/><draw:image xlink:href="./ObjectReplacements/Object 13" xlink:type="simple" xlink:show="embed" xlink:actuate="onLoad"/></draw:frame></text:p>
      <text:list xml:id="list1801288162" text:style-name="L5">
        <text:list-item>
          <text:p text:style-name="P8"><draw:g text:anchor-type="paragraph" draw:z-index="6" draw:style-name="gr1"><draw:frame draw:style-name="gr12" draw:text-style-name="P25" svg:width="1.606cm" svg:height="1.001cm" svg:x="0.3cm" svg:y="0cm"><draw:text-box><text:p text:style-name="P24"><text:span text:style-name="T21">+8</text:span><text:span text:style-name="T22">О...</text:span></text:p></draw:text-box></draw:frame><draw:custom-shape draw:style-name="gr3" draw:text-style-name="P26" svg:width="0.5cm" svg:height="0.502cm" svg:x="1.614cm" svg:y="0.102cm"><text:p/><draw:enhanced-geometry svg:viewBox="0 0 21600 21600" draw:type="rectangle" draw:enhanced-path="M 0 0 L 21600 0 21600 21600 0 21600 0 0 Z N"/></draw:custom-shape><draw:custom-shape draw:style-name="gr3" draw:text-style-name="P26" svg:width="0.5cm" svg:height="0.502cm" svg:x="2.314cm" svg:y="0.102cm"><text:p/><draw:enhanced-geometry svg:viewBox="0 0 21600 21600" draw:type="rectangle" draw:enhanced-path="M 0 0 L 21600 0 21600 21600 0 21600 0 0 Z N"/></draw:custom-shape><draw:custom-shape draw:style-name="gr3" draw:text-style-name="P26" svg:width="0.502cm" svg:height="0.502cm" svg:x="2.814cm" svg:y="0.102cm"><text:p/><draw:enhanced-geometry svg:viewBox="0 0 21600 21600" draw:type="rectangle" draw:enhanced-path="M 0 0 L 21600 0 21600 21600 0 21600 0 0 Z N"/></draw:custom-shape><draw:custom-shape draw:style-name="gr3" draw:text-style-name="P26" svg:width="0.5cm" svg:height="0.502cm" svg:x="3.315cm" svg:y="0.102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401cm" svg:y="0cm"><draw:text-box><text:p text:style-name="P24"><text:span text:style-name="T23">↑</text:span></text:p></draw:text-box></draw:frame><draw:frame draw:style-name="gr4" draw:text-style-name="P27" svg:width="0.699cm" svg:height="0.699cm" svg:x="2.202cm" svg:y="0.002cm"><draw:text-box><text:p text:style-name="P24"><text:span text:style-name="T23">↑</text:span></text:p></draw:text-box></draw:frame><draw:frame draw:style-name="gr4" draw:text-style-name="P27" svg:width="0.699cm" svg:height="0.699cm" svg:x="2.703cm" svg:y="0.002cm"><draw:text-box><text:p text:style-name="P24"><text:span text:style-name="T23">↑</text:span></text:p></draw:text-box></draw:frame><draw:frame draw:style-name="gr4" draw:text-style-name="P27" svg:width="0.699cm" svg:height="0.699cm" svg:x="3.203cm" svg:y="0.004cm"><draw:text-box><text:p text:style-name="P24"><text:span text:style-name="T23">↑</text:span></text:p></draw:text-box></draw:frame><draw:frame draw:style-name="gr4" draw:text-style-name="P27" svg:width="0.699cm" svg:height="0.699cm" svg:x="1.604cm" svg:y="0.004cm"><draw:text-box><text:p text:style-name="P24"><text:span text:style-name="T23">↓</text:span></text:p></draw:text-box></draw:frame><draw:frame draw:style-name="gr5" draw:text-style-name="P25" svg:width="1.188cm" svg:height="1.001cm" svg:x="0.3cm" svg:y="1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cm" svg:height="0.502cm" svg:x="1.614cm" svg:y="1.102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505cm" svg:y="1.004cm"><draw:text-box><text:p text:style-name="P24"><text:span text:style-name="T23">↓</text:span></text:p></draw:text-box></draw:frame><draw:frame draw:style-name="gr5" draw:text-style-name="P25" svg:width="1.188cm" svg:height="1.001cm" svg:x="0.302cm" svg:y="1.7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02cm" svg:height="0.502cm" svg:x="1.614cm" svg:y="1.803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505cm" svg:y="1.704cm"><draw:text-box><text:p text:style-name="P24"><text:span text:style-name="T23">↓</text:span></text:p></draw:text-box></draw:frame><draw:frame draw:style-name="gr13" draw:text-style-name="P25" svg:width="0.839cm" svg:height="1.001cm" svg:x="0.501cm" svg:y="4.3cm"><draw:text-box><text:p text:style-name="P24"><text:span text:style-name="T22">О</text:span></text:p></draw:text-box></draw:frame><draw:frame draw:style-name="gr7" draw:text-style-name="P25" svg:width="0.825cm" svg:height="1.001cm" svg:x="0.002cm" svg:y="5.3cm"><draw:text-box><text:p text:style-name="P24"><text:span text:style-name="T22">H</text:span></text:p></draw:text-box></draw:frame><draw:frame draw:style-name="gr7" draw:text-style-name="P25" svg:width="0.825cm" svg:height="1.001cm" svg:x="1.002cm" svg:y="5.3cm"><draw:text-box><text:p text:style-name="P24"><text:span text:style-name="T22">H</text:span></text:p></draw:text-box></draw:frame><draw:frame draw:style-name="gr8" draw:text-style-name="P28" svg:width="0.585cm" svg:height="0.578cm" svg:x="0.799cm" svg:y="4.3cm"><draw:text-box><text:p text:style-name="P24"><text:span text:style-name="T24">I</text:span></text:p></draw:text-box></draw:frame><draw:frame draw:style-name="gr8" draw:text-style-name="P28" svg:width="0.585cm" svg:height="0.578cm" svg:x="0.9cm" svg:y="4.3cm"><draw:text-box><text:p text:style-name="P24"><text:span text:style-name="T24">I</text:span></text:p></draw:text-box></draw:frame><draw:frame draw:style-name="gr8" draw:text-style-name="P28" svg:width="0.585cm" svg:height="0.578cm" svg:x="0.3cm" svg:y="5.302cm"><draw:text-box><text:p text:style-name="P24"><text:span text:style-name="T24">I</text:span></text:p></draw:text-box></draw:frame><draw:frame draw:style-name="gr8" draw:text-style-name="P28" svg:width="0.585cm" svg:height="0.578cm" svg:x="1.3cm" svg:y="5.302cm"><draw:text-box><text:p text:style-name="P24"><text:span text:style-name="T24">I</text:span></text:p></draw:text-box></draw:frame><draw:frame draw:style-name="gr13" draw:text-style-name="P25" svg:width="0.839cm" svg:height="1.001cm" svg:x="3.701cm" svg:y="4.3cm"><draw:text-box><text:p text:style-name="P24"><text:span text:style-name="T22">О</text:span></text:p></draw:text-box></draw:frame><draw:frame draw:style-name="gr7" draw:text-style-name="P25" svg:width="0.825cm" svg:height="1.001cm" svg:x="3.202cm" svg:y="5.3cm"><draw:text-box><text:p text:style-name="P24"><text:span text:style-name="T22">H</text:span></text:p></draw:text-box></draw:frame><draw:frame draw:style-name="gr7" draw:text-style-name="P25" svg:width="0.825cm" svg:height="1.001cm" svg:x="4.202cm" svg:y="5.3cm"><draw:text-box><text:p text:style-name="P24"><text:span text:style-name="T22">H</text:span></text:p></draw:text-box></draw:frame><draw:frame draw:style-name="gr9" draw:text-style-name="P28" svg:width="0.756cm" svg:height="0.578cm" svg:x="4.001cm" svg:y="4.3cm"><draw:text-box><text:p text:style-name="P24"><text:span text:style-name="T25">δ-</text:span></text:p></draw:text-box></draw:frame><draw:frame draw:style-name="gr10" draw:text-style-name="P28" svg:width="0.828cm" svg:height="0.578cm" svg:x="3.5cm" svg:y="5.3cm"><draw:text-box><text:p text:style-name="P24"><text:span text:style-name="T25">δ+</text:span></text:p></draw:text-box></draw:frame><draw:frame draw:style-name="gr10" draw:text-style-name="P28" svg:width="0.828cm" svg:height="0.578cm" svg:x="4.5cm" svg:y="5.302cm"><draw:text-box><text:p text:style-name="P24"><text:span text:style-name="T25">δ+</text:span></text:p></draw:text-box></draw:frame><draw:frame draw:style-name="gr13" draw:text-style-name="P25" svg:width="0.839cm" svg:height="1.001cm" svg:x="8.299cm" svg:y="4.399cm"><draw:text-box><text:p text:style-name="P24"><text:span text:style-name="T22">О</text:span></text:p></draw:text-box></draw:frame><draw:frame draw:style-name="gr7" draw:text-style-name="P25" svg:width="0.825cm" svg:height="1.001cm" svg:x="8.8cm" svg:y="5.399cm"><draw:text-box><text:p text:style-name="P24"><text:span text:style-name="T22">H</text:span></text:p></draw:text-box></draw:frame><draw:frame draw:style-name="gr7" draw:text-style-name="P25" svg:width="0.825cm" svg:height="1.001cm" svg:x="7.8cm" svg:y="5.399cm"><draw:text-box><text:p text:style-name="P24"><text:span text:style-name="T22">H</text:span></text:p></draw:text-box></draw:frame><draw:custom-shape draw:style-name="gr11" draw:text-style-name="P29" svg:width="0.101cm" svg:height="0.101cm" svg:x="8.398cm" svg:y="5.0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298cm" svg:y="5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cm" svg:height="0.101cm" svg:x="8.799cm" svg:y="5.0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998cm" svg:y="5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01cm" svg:x="8.998cm" svg:y="4.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01cm" svg:x="9.298cm" svg:y="4.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597cm" svg:y="4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svg:width="0.101cm" svg:height="0.1cm" svg:x="8.597cm" svg:y="4.0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25" svg:width="0.839cm" svg:height="1.001cm" svg:x="11.899cm" svg:y="4.099cm"><draw:text-box><text:p text:style-name="P24"><text:span text:style-name="T22">О</text:span></text:p></draw:text-box></draw:frame><draw:frame draw:style-name="gr7" draw:text-style-name="P25" svg:width="0.825cm" svg:height="1.001cm" svg:x="11.199cm" svg:y="5.3cm"><draw:text-box><text:p text:style-name="P24"><text:span text:style-name="T22">H</text:span></text:p></draw:text-box></draw:frame><draw:frame draw:style-name="gr7" draw:text-style-name="P25" svg:width="0.825cm" svg:height="1.001cm" svg:x="12.6cm" svg:y="5.3cm"><draw:text-box><text:p text:style-name="P24"><text:span text:style-name="T22">H</text:span></text:p></draw:text-box></draw:frame><draw:frame draw:style-name="gr4" draw:text-style-name="P27" svg:width="0.699cm" svg:height="0.699cm" svg:x="2.399cm" svg:y="0cm"><draw:text-box><text:p text:style-name="P24"><text:span text:style-name="T23">↓</text:span></text:p></draw:text-box></draw:frame></draw:g>КПС</text:p>
        </text:list-item>
        <text:list-item>
          <text:p text:style-name="P19">Диполь</text:p>
        </text:list-item>
        <text:list-item>
          <text:p text:style-name="P22"><text:span text:style-name="T8">2 σ связи , </text:span><text:span text:style-name="T17">O -</text:span><text:span text:style-name="T8"> </text:span><text:span text:style-name="T17">sp</text:span><text:span text:style-name="T15">2</text:span></text:p>
        </text:list-item>
        <text:list-item>
          <text:p text:style-name="P19">Двойная </text:p>
        </text:list-item>
        <text:list-item>
          <text:p text:style-name="P19">Обменный механизм</text:p>
        </text:list-item>
        <text:list-item>
          <text:p text:style-name="P19">Угол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Объект14" text:anchor-type="as-char" svg:width="0.73cm" svg:height="0.531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list xml:id="list1858601836" text:style-name="L6">
        <text:list-item>
          <text:p text:style-name="P23"><draw:g text:anchor-type="paragraph" draw:z-index="7" draw:style-name="gr1"><draw:frame draw:style-name="gr5" draw:text-style-name="P25" svg:width="1.188cm" svg:height="1.001cm" svg:x="-0.007cm" svg:y="0.002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cm" svg:height="0.502cm" svg:x="1.307cm" svg:y="0.104cm"><text:p/><draw:enhanced-geometry svg:viewBox="0 0 21600 21600" draw:type="rectangle" draw:enhanced-path="M 0 0 L 21600 0 21600 21600 0 21600 0 0 Z N"/></draw:custom-shape><draw:frame draw:style-name="gr4" draw:text-style-name="P27" svg:width="0.699cm" svg:height="0.699cm" draw:transform="rotate (-3.14159265358979) translate (1.889125cm 0.797277777777778cm)"><draw:text-box><text:p text:style-name="P24"><text:span text:style-name="T23">↓</text:span></text:p></draw:text-box></draw:frame><draw:frame draw:style-name="gr5" draw:text-style-name="P25" svg:width="1.188cm" svg:height="1.001cm" svg:x="-0.005cm" svg:y="0.902cm"><draw:text-box><text:p text:style-name="P24"><text:span text:style-name="T21"><text:s text:c="2"/></text:span><text:span text:style-name="T21">+</text:span><text:span text:style-name="T22">Н</text:span></text:p></draw:text-box></draw:frame><draw:custom-shape draw:style-name="gr3" draw:text-style-name="P26" svg:width="0.5cm" svg:height="0.5cm" svg:x="1.309cm" svg:y="1.006cm"><text:p/><draw:enhanced-geometry svg:viewBox="0 0 21600 21600" draw:type="rectangle" draw:enhanced-path="M 0 0 L 21600 0 21600 21600 0 21600 0 0 Z N"/></draw:custom-shape><draw:frame draw:style-name="gr4" draw:text-style-name="P27" svg:width="0.699cm" svg:height="0.699cm" svg:x="1.198cm" svg:y="0.907cm"><draw:text-box><text:p text:style-name="P24"><text:span text:style-name="T23">↓</text:span></text:p></draw:text-box></draw:frame></draw:g>КНС</text:p>
        </text:list-item>
        <text:list-item>
          <text:p text:style-name="P20">Не диполь</text:p>
        </text:list-item>
        <text:list-item>
          <text:p text:style-name="P20">1 σ связь </text:p>
        </text:list-item>
        <text:list-item>
          <text:p text:style-name="P20">Одинарная</text:p>
        </text:list-item>
        <text:list-item>
          <text:p text:style-name="P20">Обменный механизм</text:p>
        </text:list-item>
        <text:list-item>
          <text:p text:style-name="P20"/>
        </text:list-item>
      </text:list>
      <text:p text:style-name="P6"/>
      <text:p text:style-name="P6"/>
      <text:p text:style-name="P6"/>
      <text:p text:style-name="P6"><draw:custom-shape text:anchor-type="paragraph" draw:z-index="29" draw:style-name="gr17" draw:text-style-name="P26" svg:width="1.5cm" svg:height="1.001cm" svg:x="1.48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17" draw:text-style-name="P26" svg:width="1.5cm" svg:height="1.001cm" svg:x="0.48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16" draw:text-style-name="P31" svg:width="1.001cm" svg:height="1.421cm" svg:x="-0.005cm" svg:y="0.145cm"><text:p/><draw:enhanced-geometry svg:viewBox="0 0 21600 21600" draw:type="rectangle" draw:enhanced-path="M 0 0 L 21600 0 21600 21600 0 21600 0 0 Z N"/></draw:custom-shape><draw:custom-shape text:anchor-type="paragraph" draw:z-index="32" draw:style-name="gr16" draw:text-style-name="P31" svg:width="1.001cm" svg:height="1.421cm" svg:x="2.487cm" svg:y="0.4cm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17" draw:style-name="gr16" draw:text-style-name="P31" svg:width="1.001cm" svg:height="1.421cm" svg:x="2.487cm" svg:y="-0.36cm"><text:p/><draw:enhanced-geometry svg:viewBox="0 0 21600 21600" draw:type="rectangle" draw:enhanced-path="M 0 0 L 21600 0 21600 21600 0 21600 0 0 Z N"/></draw:custom-shape><draw:custom-shape text:anchor-type="paragraph" draw:z-index="16" draw:style-name="gr15" draw:text-style-name="P29" svg:width="0.101cm" svg:height="0.101cm" draw:transform="rotate (-3.14159265358979) translate (1.793875cm 0.36159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15" draw:text-style-name="P29" svg:width="0.101cm" svg:height="0.101cm" draw:transform="rotate (-3.14159265358979) translate (1.793875cm 0.6614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15" draw:text-style-name="P29" svg:width="0.1cm" svg:height="0.101cm" svg:x="1.7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15" draw:text-style-name="P29" svg:width="0.1cm" svg:height="0.101cm" svg:x="1.7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style-name="gr14" draw:text-style-name="P30" svg:width="2.193cm" svg:height="1.001cm" svg:x="0.901cm" svg:y="0.06cm"><draw:text-box><text:p text:style-name="P24"><text:span text:style-name="T26">Н <text:s text:c="5"/>Н</text:span></text:p></draw:text-box></draw:frame><draw:frame text:anchor-type="paragraph" draw:z-index="18" draw:style-name="gr14" draw:text-style-name="P30" svg:width="2.193cm" svg:height="1.001cm" svg:x="0.901cm" svg:y="0.06cm"><draw:text-box><text:p text:style-name="P24"><text:span text:style-name="T26">Н <text:s text:c="5"/>Н</text:span></text:p></draw:text-box></draw:frame><draw:custom-shape text:anchor-type="paragraph" draw:z-index="19" draw:style-name="gr15" draw:text-style-name="P29" svg:width="0.1cm" svg:height="0.101cm" svg:x="1.7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15" draw:text-style-name="P29" svg:width="0.1cm" svg:height="0.101cm" svg:x="1.7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15" draw:text-style-name="P29" svg:width="0.101cm" svg:height="0.101cm" draw:transform="rotate (-3.14159265358979) translate (1.793875cm 0.6614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5" draw:text-style-name="P29" svg:width="0.101cm" svg:height="0.101cm" draw:transform="rotate (-3.14159265358979) translate (1.793875cm 0.36159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6" draw:text-style-name="P31" svg:width="1.001cm" svg:height="1.421cm" svg:x="2.487cm" svg:y="-0.36cm"><text:p/><draw:enhanced-geometry svg:viewBox="0 0 21600 21600" draw:type="rectangle" draw:enhanced-path="M 0 0 L 21600 0 21600 21600 0 21600 0 0 Z N"/></draw:custom-shape><text:tab/><text:tab/><text:tab/><text:tab/><draw:frame draw:style-name="fr1" draw:name="Объект15" text:anchor-type="as-char" svg:width="1.455cm" svg:height="0.566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3" svg:font-family="Arial" style:font-adornments="Обычный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73cm" fo:margin-bottom="1.072cm" fo:margin-left="1.667cm" fo:margin-right="1.7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6:54:15.73</meta:creation-date>
    <dc:date>2018-12-18T20:18:58.133890334</dc:date>
    <meta:editing-duration>P2DT4H54M42S</meta:editing-duration>
    <meta:editing-cycles>7</meta:editing-cycles>
    <meta:generator>LibreOffice/6.0.6.2$Linux_X86_64 LibreOffice_project/00m0$Build-2</meta:generator>
    <meta:document-statistic meta:table-count="0" meta:image-count="0" meta:object-count="16" meta:page-count="2" meta:paragraph-count="68" meta:word-count="317" meta:character-count="2144" meta:non-whitespace-character-count="1903"/>
  </office:meta>
</office:document-meta>
</file>

<file path=Object 1/content.xml><?xml version="1.0" encoding="utf-8"?>
<math xmlns="http://www.w3.org/1998/Math/MathML">
  <semantics>
    <mrow>
      <mstyle mathsize="13pt">
        <mrow>
          <mo stretchy="false">σ</mo>
        </mrow>
      </mstyle>
      <mi/>
      <mi>и</mi>
      <mi/>
      <mstyle mathsize="13pt">
        <mrow>
          <mo stretchy="false">π</mo>
        </mrow>
      </mstyle>
    </mrow>
    <annotation encoding="StarMath 5.0">size 13{%isigma} ~и ~size 13{%ipi} </annotation>
  </semantics>
</math>
</file>

<file path=Object 10/content.xml><?xml version="1.0" encoding="utf-8"?>
<math xmlns="http://www.w3.org/1998/Math/MathML">
  <semantics>
    <mrow>
      <mi>Н</mi>
      <mo stretchy="false">−</mo>
      <mi mathvariant="italic">Сl</mi>
    </mrow>
    <annotation encoding="StarMath 5.0">Н-Сl </annotation>
  </semantics>
</math>
</file>

<file path=Object 11/content.xml><?xml version="1.0" encoding="utf-8"?>
<math xmlns="http://www.w3.org/1998/Math/MathML">
  <semantics>
    <mrow>
      <mi>Н</mi>
      <mo stretchy="false">−</mo>
      <mi>I</mi>
    </mrow>
    <annotation encoding="StarMath 5.0">Н-I</annotation>
  </semantics>
</math>
</file>

<file path=Object 12/content.xml><?xml version="1.0" encoding="utf-8"?>
<math xmlns="http://www.w3.org/1998/Math/MathML">
  <semantics>
    <mrow>
      <mrow>
        <mi>N</mi>
        <mo stretchy="false">−</mo>
        <mn>4,</mn>
      </mrow>
      <mrow>
        <mi mathvariant="italic">Cl</mi>
        <mo stretchy="false">−</mo>
        <mn>7</mn>
      </mrow>
    </mrow>
    <annotation encoding="StarMath 5.0">N - 4, Cl - 7</annotation>
  </semantics>
</math>
</file>

<file path=Object 13/content.xml><?xml version="1.0" encoding="utf-8"?>
<math xmlns="http://www.w3.org/1998/Math/MathML">
  <semantics>
    <mrow>
      <msub>
        <mi>H</mi>
        <mn>2</mn>
      </msub>
      <mi>О</mi>
    </mrow>
    <annotation encoding="StarMath 5.0">H_2 О
</annotation>
  </semantics>
</math>
</file>

<file path=Object 14/content.xml><?xml version="1.0" encoding="utf-8"?>
<math xmlns="http://www.w3.org/1998/Math/MathML">
  <semantics>
    <msub>
      <mi>H</mi>
      <mn>2</mn>
    </msub>
    <annotation encoding="StarMath 5.0">H_2 
</annotation>
  </semantics>
</math>
</file>

<file path=Object 15/content.xml><?xml version="1.0" encoding="utf-8"?>
<math xmlns="http://www.w3.org/1998/Math/MathML">
  <semantics>
    <mrow>
      <mi>Н</mi>
      <mrow>
        <mi/>
        <munder>
          <mo stretchy="false">−</mo>
        </munder>
        <mi/>
      </mrow>
      <mi>Н</mi>
    </mrow>
    <annotation encoding="StarMath 5.0">Н`   -  csub{} ` Н</annotation>
  </semantics>
</math>
</file>

<file path=Object 16/content.xml><?xml version="1.0" encoding="utf-8"?>
<math xmlns="http://www.w3.org/1998/Math/MathML">
  <semantics>
    <mtable>
      <mtr>
        <mtd>
          <mstyle mathsize="11pt">
            <mrow>
              <mrow>
                <mrow>
                  <mi mathvariant="italic">акт.Ме</mi>
                  <mo stretchy="false">−</mo>
                  <msub>
                    <mi>I</mi>
                    <mi>A</mi>
                  </msub>
                </mrow>
                <mi mathvariant="italic">ниже</mi>
                <mi mathvariant="italic">Li</mi>
              </mrow>
            </mrow>
          </mstyle>
        </mtd>
      </mtr>
      <mtr>
        <mtd>
          <mstyle mathsize="11pt">
            <mrow>
              <mrow>
                <mrow>
                  <mi mathvariant="italic">акт.неМе</mi>
                  <mo stretchy="false">−</mo>
                  <msub>
                    <mi mathvariant="italic">VII</mi>
                    <mi>A</mi>
                  </msub>
                </mrow>
                <mi>,</mi>
                <mi/>
                <mi>H</mi>
                <mi>,</mi>
                <mi/>
                <mi>O</mi>
                <mi>,</mi>
                <mi/>
                <mi>N</mi>
              </mrow>
            </mrow>
          </mstyle>
        </mtd>
      </mtr>
    </mtable>
    <annotation encoding="StarMath 5.0">size 11{акт.Ме - I_A ниже Li} newline
size 11{акт.неМе - VII _A , `H,`O,`N} </annotation>
  </semantics>
</math>
</file>

<file path=Object 2/content.xml><?xml version="1.0" encoding="utf-8"?>
<math xmlns="http://www.w3.org/1998/Math/MathML">
  <semantics>
    <mstyle mathsize="13pt">
      <mrow>
        <mo stretchy="false">σ</mo>
      </mrow>
    </mstyle>
    <annotation encoding="StarMath 5.0">size 13{%isigma} </annotation>
  </semantics>
</math>
</file>

<file path=Object 3/content.xml><?xml version="1.0" encoding="utf-8"?>
<math xmlns="http://www.w3.org/1998/Math/MathML">
  <semantics>
    <mstyle mathsize="13pt">
      <mrow>
        <mo stretchy="false">π</mo>
      </mrow>
    </mstyle>
    <annotation encoding="StarMath 5.0">size 13{%ipi} </annotation>
  </semantics>
</math>
</file>

<file path=Object 4/content.xml><?xml version="1.0" encoding="utf-8"?>
<math xmlns="http://www.w3.org/1998/Math/MathML">
  <semantics>
    <mstyle mathsize="13pt">
      <mrow>
        <mo stretchy="false">σ</mo>
      </mrow>
    </mstyle>
    <annotation encoding="StarMath 5.0">size 13{%isigma} </annotation>
  </semantics>
</math>
</file>

<file path=Object 5/content.xml><?xml version="1.0" encoding="utf-8"?>
<math xmlns="http://www.w3.org/1998/Math/MathML">
  <semantics>
    <mstyle mathsize="13pt">
      <mrow>
        <mo stretchy="false">π</mo>
      </mrow>
    </mstyle>
    <annotation encoding="StarMath 5.0">size 13{%ipi} </annotation>
  </semantics>
</math>
</file>

<file path=Object 6/content.xml><?xml version="1.0" encoding="utf-8"?>
<math xmlns="http://www.w3.org/1998/Math/MathML">
  <semantics>
    <mrow>
      <mi>Э</mi>
      <mrow>
        <mi/>
        <mo stretchy="false">−</mo>
        <mi/>
      </mrow>
      <mi>Э</mi>
    </mrow>
    <annotation encoding="StarMath 5.0">Э `-` Э</annotation>
  </semantics>
</math>
</file>

<file path=Object 7/content.xml><?xml version="1.0" encoding="utf-8"?>
<math xmlns="http://www.w3.org/1998/Math/MathML">
  <semantics>
    <mrow>
      <mi>Э</mi>
      <mrow>
        <mi/>
        <mo stretchy="false">=</mo>
        <mi/>
      </mrow>
      <mi>Э</mi>
    </mrow>
    <annotation encoding="StarMath 5.0">Э ` =`  Э</annotation>
  </semantics>
</math>
</file>

<file path=Object 8/content.xml><?xml version="1.0" encoding="utf-8"?>
<math xmlns="http://www.w3.org/1998/Math/MathML">
  <semantics>
    <mrow>
      <mi>Э</mi>
      <mrow>
        <mi/>
        <mo stretchy="false">≡</mo>
        <mi/>
      </mrow>
      <mi>Э</mi>
    </mrow>
    <annotation encoding="StarMath 5.0">Э ` equiv ` Э</annotation>
  </semantics>
</math>
</file>

<file path=Object 9/content.xml><?xml version="1.0" encoding="utf-8"?>
<math xmlns="http://www.w3.org/1998/Math/MathML">
  <semantics>
    <msub>
      <mi mathvariant="italic">NH</mi>
      <mn>3</mn>
    </msub>
    <annotation encoding="StarMath 5.0">NH_3
</annotation>
  </semantics>
</math>
</file>